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eb764" officeooo:paragraph-rsid="001eb764"/>
    </style:style>
    <style:style style:name="P2" style:family="paragraph" style:parent-style-name="Standard">
      <style:text-properties officeooo:rsid="001f9dd7" officeooo:paragraph-rsid="001f9dd7"/>
    </style:style>
    <style:style style:name="P3" style:family="paragraph" style:parent-style-name="Standard">
      <style:text-properties officeooo:rsid="0022493f" officeooo:paragraph-rsid="002106b9"/>
    </style:style>
    <style:style style:name="P4" style:family="paragraph" style:parent-style-name="Standard">
      <style:text-properties officeooo:rsid="0022493f" officeooo:paragraph-rsid="0022493f"/>
    </style:style>
    <style:style style:name="P5" style:family="paragraph" style:parent-style-name="Standard">
      <style:text-properties officeooo:rsid="0023cb93" officeooo:paragraph-rsid="0023cb93"/>
    </style:style>
    <style:style style:name="P6" style:family="paragraph" style:parent-style-name="Standard">
      <style:text-properties officeooo:rsid="00256e25" officeooo:paragraph-rsid="00256e25"/>
    </style:style>
    <style:style style:name="P7" style:family="paragraph" style:parent-style-name="Standard">
      <style:paragraph-properties fo:text-align="end" style:justify-single-word="false"/>
      <style:text-properties officeooo:paragraph-rsid="001eb764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2a04ab" officeooo:paragraph-rsid="002a04ab" style:font-size-asian="20pt" style:font-weight-asian="bold" style:font-size-complex="20pt" style:font-weight-complex="bold"/>
    </style:style>
    <style:style style:name="P9" style:family="paragraph" style:parent-style-name="Standard">
      <style:text-properties fo:font-weight="bold" officeooo:rsid="002a04ab" officeooo:paragraph-rsid="002a04ab" style:font-weight-asian="bold" style:font-weight-complex="bold"/>
    </style:style>
    <style:style style:name="P10" style:family="paragraph" style:parent-style-name="Standard">
      <style:text-properties officeooo:rsid="002a04ab" officeooo:paragraph-rsid="002a04ab"/>
    </style:style>
    <style:style style:name="P11" style:family="paragraph" style:parent-style-name="Standard">
      <style:paragraph-properties style:writing-mode="lr-tb"/>
      <style:text-properties officeooo:rsid="0023cb93" officeooo:paragraph-rsid="0023cb9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04ab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71bdc" style:font-style-asian="italic" style:font-style-complex="italic"/>
    </style:style>
    <style:style style:name="T5" style:family="text">
      <style:text-properties fo:font-style="italic" officeooo:rsid="002a04ab" style:font-style-asian="italic" style:font-style-complex="italic"/>
    </style:style>
    <style:style style:name="T6" style:family="text">
      <style:text-properties officeooo:rsid="00286523"/>
    </style:style>
    <style:style style:name="T7" style:family="text">
      <style:text-properties officeooo:rsid="002a04a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7">NGO </text:span>Estonian Free and Open-Source Software Associ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Company membership application.</text:p>
      <text:p text:style-name="P1"/>
      <text:p text:style-name="P1"/>
      <text:p text:style-name="P2"><text:span text:style-name="T2">Company name</text:span>: <text:text-input text:description="Sisesta ettevõtte nimetus">CompanyName</text:text-input></text:p>
      <text:p text:style-name="P2"/>
      <text:p text:style-name="P9">Activity coverage</text:p>
      <text:p text:style-name="P3"><text:text-input text:description="Sisesta tegevuspiirkonnad">Harjumaa
Lääne-Virumaa
Ida-Virumaa
Läänemaa
Raplamaa
Järvamaa
Jõgevamaa
Pärnumaa
Viljandimaa
Tartumaa
Valgamaa
Põlvamaa
Võrumaa
Hiiumaa
Saaremaa</text:text-input></text:p>
      <text:p text:style-name="P4"/>
      <text:p text:style-name="P9">Offered services</text:p>
      <text:p text:style-name="P5"><text:text-input text:description="Vali pakutavad teenused">servers
workstations
software development</text:text-input></text:p>
      <text:p text:style-name="P5"/>
      <text:p text:style-name="P10">Contact</text:p>
      <text:p text:style-name="P11">e-<text:span text:style-name="T7">mail</text:span>: <text:text-input text:description="Sisesta firma e-postiaadress">mail@company.ee</text:text-input></text:p>
      <text:p text:style-name="P5"><text:span text:style-name="T7">website</text:span>: <text:text-input text:description="Sisesta firma kodulehe aadress">http://www.companyname.ee/</text:text-input></text:p>
      <text:p text:style-name="P5"><text:span text:style-name="T7">phone</text:span>: +372 <text:text-input text:description="Sisesta firma kontakttelefon">xx xx xx xx</text:text-input></text:p>
      <text:p text:style-name="P5"/>
      <text:p text:style-name="P5"/>
      <text:p text:style-name="P6"><text:span text:style-name="T7">Signed</text:span><text:tab/>/<text:span text:style-name="T5">signed digitally</text:span>/</text:p>
      <text:p text:style-name="P6"/>
      <text:p text:style-name="P6"><text:text-input text:description="Sisesta juhatuse liikme ees- ja perenimi">FirstName LastName</text:text-input></text:p>
      <text:p text:style-name="P6">/<text:span text:style-name="T5">board member</text:span>/</text:p>
      <text:p text:style-name="P6"/>
      <text:p text:style-name="P6"/>
      <text:p text:style-name="P6"><text:span text:style-name="T7">Date</text:span>: <text:date style:data-style-name="N36" text:date-value="2019-07-13T05:52:41.291308491">13.07.2019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t" fo:country="EE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t" fo:country="E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5T10:42:39.371148983</meta:creation-date>
    <meta:editing-duration>PT52M23S</meta:editing-duration>
    <meta:editing-cycles>2</meta:editing-cycles>
    <meta:generator>LibreOffice/6.2.5.2$Linux_X86_64 LibreOffice_project/1ec314fa52f458adc18c4f025c545a4e8b22c159</meta:generator>
    <dc:date>2019-07-13T05:52:41.192434478</dc:date>
    <meta:document-statistic meta:table-count="0" meta:image-count="0" meta:object-count="0" meta:page-count="1" meta:paragraph-count="15" meta:word-count="70" meta:character-count="503" meta:non-whitespace-character-count="462"/>
  </office:meta>
</office:document-meta>
</file>